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1.8181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4102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9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3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4" office:value-type="string" table:number-columns-spanned="3" table:number-rows-spanned="1">
            <text:p>Oana Botez</text:p>
          </table:table-cell>
          <table:covered-table-cell table:style-name="ce5"/>
          <table:covered-table-cell table:style-name="ce8"/>
          <table:table-cell table:style-name="ce10"/>
          <table:table-cell table:style-name="ce11"/>
          <table:table-cell table:style-name="ce12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9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3" office:value-type="string">
            <text:p>Obs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Outline current functionality in a temporary doc for each method from the autorouter doc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70">
            <text:p>7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60">
            <text:p>6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100">
            <text:p>10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Specifications</text:p>
          </table:table-cell>
          <table:table-cell table:style-name="ce6" office:value-type="float" office:value="30">
            <text:p>30</text:p>
          </table:table-cell>
          <table:table-cell table:style-name="ce3"/>
          <table:table-cell table:style-name="ce3" office:value-type="string">
            <text:p>Provide testing specifications (test matrix)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Testing :: Generated</text:p>
          </table:table-cell>
          <table:table-cell table:style-name="ce6" office:value-type="float" office:value="0">
            <text:p>0</text:p>
          </table:table-cell>
          <table:table-cell table:style-name="ce3"/>
          <table:table-cell table:style-name="ce3" office:value-type="string">
            <text:p>Provide generated tests for the current task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2">
          <table:table-cell table:style-name="ce3" office:value-type="string">
            <text:p>Auto CSL generation</text:p>
          </table:table-cell>
          <table:table-cell table:style-name="ce3" office:value-type="string">
            <text:p>SW :: Support</text:p>
          </table:table-cell>
          <table:table-cell table:style-name="ce6" office:value-type="float" office:value="0">
            <text:p>0</text:p>
          </table:table-cell>
          <table:table-cell table:style-name="ce3"/>
          <table:table-cell table:style-name="ce3" office:value-type="string">
            <text:p>Cslc/misc/projects/csl_ifc_csv_gen</text:p>
            <text:p>read the README</text:p>
            <text:p>run the program</text:p>
            <text:p>in the README file</text:p>
            <text:p>fix the program</text:p>
            <text:p>The program needs to do a bottom up traversal to put the top unit at the end of the file so that connect statements do not cause an error</text:p>
            <text:p>The list of ifc's should be read in and compared to the ifc names in the spreadsheet.</text:p>
            <text:p>The list of instances in the hier file should match the names in the left column and upper row.</text:p>
            <text:p>The list of instances in the left column and the upper row need to have the same order. </text:p>
          </table:table-cell>
          <table:table-cell table:style-name="ce6" office:value-type="string">
            <text:p>High++</text:p>
          </table:table-cell>
          <table:table-cell table:style-name="ce3"/>
        </table:table-row>
        <table:table-row table:style-name="ro1" table:number-rows-repeated="65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1">05/31/2008</text:date>, <text:time>13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booo buuuu</dc:creator>
    <dc:date>2008-05-31T13:37:36</dc:date>
    <dc:language>en-US</dc:language>
    <meta:editing-cycles>31</meta:editing-cycles>
    <meta:editing-duration>P1DT7H48M5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